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Scorer.setFreqCurrentDo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n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Scorer.explain( final i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Scorer.SpanScorer( Spans spans , Weight weight , Similarity similarity , byte [ ] no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Scorer.skipTo( in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nScor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